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NALYSIS ON MMAP CODES</text:span> </text:p>
      <text:p text:style-name="P1"/>
      <text:p text:style-name="P1">-&gt;<text:span text:style-name="T1">PROBLEM DESCRIPTION: </text:span></text:p>
      <text:list xml:id="list6527166061" text:style-name="L1">
        <text:list-item>
          <text:p text:style-name="P3">Sequential Matrix Multiplication: </text:p>
        </text:list-item>
      </text:list>
      <text:p text:style-name="P1"><text:tab/> <text:s text:c="10"/>In this entire file is mapped at once using mmap and normal matrix multiplication is <text:s/>performed sequentially. </text:p>
      <text:p text:style-name="P1"/>
      <text:list xml:id="list339250859" text:style-name="L2">
        <text:list-item>
          <text:p text:style-name="P4">Block by block matrix Multiplication: </text:p>
        </text:list-item>
      </text:list>
      <text:p text:style-name="P1"><text:tab/> <text:s text:c="10"/>In this only part of the entire file(i.e fixed mapsize) is mapped at once and multiplication is performed block by block of fixed size. </text:p>
      <text:p text:style-name="P1"/>
      <text:list xml:id="list1125951274" text:style-name="L3">
        <text:list-item>
          <text:p text:style-name="P5">Block by Block matrix Multiplication using threads: </text:p>
        </text:list-item>
      </text:list>
      <text:p text:style-name="P1"><text:tab/> <text:s text:c="10"/>It is similar to Block by Block multiplication,but the blocks are accessed by the threads and multiplication is performed by the threads(not in a ordered manner)and threads synchronization is maintained in the code. </text:p>
      <text:p text:style-name="P1"/>
      <text:p text:style-name="P1">-&gt;<text:span text:style-name="T1">COMPILER USED:</text:span> gcc compiler. </text:p>
      <text:p text:style-name="P1"/>
      <text:p text:style-name="P1">-&gt;<text:span text:style-name="T1">OPTIMIZATION</text:span> :No optimizations used. </text:p>
      <text:p text:style-name="P1"/>
      <text:p text:style-name="P1">-&gt;No thread affinity is involved in sequential and block by block matrix multiplication. </text:p>
      <text:p text:style-name="P1"/>
      <text:p text:style-name="P1">-&gt;<text:span text:style-name="T1">MODE </text:span>:Dedicated mode. </text:p>
      <text:p text:style-name="P1"/>
      <text:p text:style-name="P1">-&gt;<text:span text:style-name="T1">SERVER</text:span>:Intelmic </text:p>
      <text:p text:style-name="P1"/>
      <text:p text:style-name="P1">-&gt;<text:span text:style-name="T1">TIMING ANALYSIS (</text:span><text:span text:style-name="T3">for large matrix sizes i.e 1024 and above</text:span><text:span text:style-name="T1">)</text:span></text:p>
      <text:p text:style-name="P1"><text:tab/>As per the observed timings when run on INTELMIC in dedicated mode,</text:p>
      <text:p text:style-name="P1"/>
      <text:p text:style-name="P1"><text:s text:c="3"/>-On an average block by block(without using threads) takes almost 60% less time compared to the sequential multiplication.</text:p>
      <text:p text:style-name="P1"/>
      <text:p text:style-name="P1"><text:s text:c="3"/>-With the increase in problem size ,time difference between both the programs is also increasing(block by block taking lesser time).</text:p>
      <text:p text:style-name="P1"/>
      <text:p text:style-name="P1"><text:s text:c="3"/>-This shows that block by block code is more efficient compared to sequential for large problem sizes.</text:p>
      <text:p text:style-name="P1"/>
      <text:p text:style-name="P1"><text:s text:c="3"/>-When the Block by Block code is implemented using threads (for sizes above 4000 )we can see an improvement around 50%(in an average) in timing. However,with the increase in number of threads,</text:p>
      <text:p text:style-name="P1">the other code seems to be more efficient because there may be overhead due to thread synchronization.</text:p>
      <text:p text:style-name="P1"/>
      <text:p text:style-name="P1"><text:s text:c="2"/>-Similarly,when it is implemented using huge pages , though the memory used is huge there is a drastic improvement in timing.</text:p>
      <text:p text:style-name="P1"/>
      <text:p text:style-name="P1">-&gt;<text:span text:style-name="T1">ADVANTAGES OF MMAP</text:span></text:p>
      <text:p text:style-name="P1"><text:s text:c="3"/>-Memory mapping has a potential for a huge speed advantage compared to traditional IO. It lets the operating system read the data from the source file as the pages in the memory.</text:p>
      <text:p text:style-name="P1"><text:soft-page-break/></text:p>
      <text:p text:style-name="P1"><text:s text:c="3"/>-<text:span text:style-name="Source_20_Text">mmap</text:span> has the advantage when you have random access on big files.</text:p>
      <text:p text:style-name="P1"/>
      <text:p text:style-name="P1"><text:s text:c="3"/>-Another advantage is that you access it with memory operations (memcpy, pointer arithmetic), without bothering with the buffering.</text:p>
      <text:p text:style-name="P1"/>
      <text:p text:style-name="P1"><text:s text:c="3"/>-Number of I/O operations can be reduced using mmap.</text:p>
      <text:p text:style-name="P1"><text:s text:c="2"/></text:p>
      <text:p text:style-name="P1"><text:s text:c="3"/>-Using mmap file handling can be avoided. Seek time,rotational latency can be reduced.</text:p>
      <text:p text:style-name="P1"/>
      <text:p text:style-name="P1"><text:s text:c="3"/>-Memory overhead can be reduced.</text:p>
      <text:p text:style-name="P1"><text:s/></text:p>
      <text:p text:style-name="P1"><text:s text:c="3"/>-Programs can be allocated with huge memory virtually. </text:p>
      <text:p text:style-name="P1"/>
      <text:p text:style-name="P1">-&gt;<text:span text:style-name="T1">DISADVANTAGES OF SEQUENTIAL OVER BLOCK BY BLOCK MULTIPLICATION </text:span></text:p>
      <text:p text:style-name="P1"><text:s text:c="2"/>-Limitation of input size.</text:p>
      <text:p text:style-name="P1"/>
      <text:p text:style-name="P1"><text:s text:c="2"/>-Space complexity in sequential is O(n),where as in block by block it is O(1).</text:p>
      <text:p text:style-name="P1"/>
      <text:p text:style-name="P1"><text:s text:c="2"/>-Allocation of memory of unused elements before hand. </text:p>
      <text:p text:style-name="P1"/>
      <text:p text:style-name="P1"><text:s text:c="2"/>-with the increase in problem size,time taken for sequential multiplication is increasing compared to the the other block by block multiplication programs. </text:p>
      <text:p text:style-name="P1"/>
      <text:p text:style-name="P1"><text:s text:c="2"/>-More I/O operations are performed at once in sequential code,which causes time overhead. </text:p>
      <text:p text:style-name="P1"/>
      <text:p text:style-name="P1">-&gt;<text:span text:style-name="T1">OTHER DISADVANTAGES</text:span></text:p>
      <text:p text:style-name="P1"><text:span text:style-name="T1"><text:s text:c="2"/>-</text:span><text:span text:style-name="T3">mmap() is not always faster than read(). For sequential reads, mmap() will give you no measurable advantage.</text:span></text:p>
      <text:p text:style-name="P2"><text:s/></text:p>
      <text:p text:style-name="P1"><text:s/>-In Block by Block matrix multiplication using pthreads compared to the improvement in timing there is more of synchronization overhead with the increase in number of threads.</text:p>
      <text:p text:style-name="P1"/>
      <text:p text:style-name="P1"><text:s text:c="2"/>-When implemented using Huge pages it is not efficient for small sized data.</text:p>
      <text:p text:style-name="P1"/>
      <text:p text:style-name="P1">-&gt;<text:span text:style-name="T1">IMPROVING THE CODE </text:span></text:p>
      <text:p text:style-name="P1"><text:s/>-Block by block code can be further improved by increasing the block size and the mapsize, which may take much less time compared to the observed timings.</text:p>
      <text:p text:style-name="P1"/>
      <text:p text:style-name="P1">-&gt;<text:span text:style-name="T1">OTHER IMPLEMENTATIONS TRIED </text:span><text:s text:c="27"/></text:p>
      <text:p text:style-name="P1"><text:s text:c="30"/></text:p>
      <text:p text:style-name="P1"><text:s text:c="99"/>--Developed by Team NITW'13.</text:p>
      <text:p text:style-name="P1"><text:tab/><text:tab/><text:tab/><text:tab/><text:tab/><text:tab/><text:tab/><text:tab/> <text:s text:c="6"/>(Gaurav Kumar,</text:p>
      <text:p text:style-name="P1"><text:s text:c="103"/>Pavani Komati,</text:p>
      <text:p text:style-name="P1"><text:tab/><text:tab/><text:tab/><text:tab/><text:tab/><text:tab/><text:tab/><text:tab/> <text:s text:c="8"/>Srikanth Grandhe<text:tab/></text:p>
      <text:p text:style-name="P1"><text:s text:c="103"/>Tuhina Kumar)</text:p>
      <text:p text:style-name="P1"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0:08:55</meta:creation-date>
    <dc:date>2013-06-28T15:34:12</dc:date>
    <meta:editing-duration>PT2H35M4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52" meta:word-count="544" meta:character-count="3994" meta:non-whitespace-character-count="2984"/>
  </office:meta>
</office:document-meta>
</file>